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map style:condition="cell-content()&gt;&quot;aprovado&quot;" style:apply-style-name="Sem_20_título2" style:base-cell-address="Planilha1.E2"/>
    </style:style>
    <style:style style:name="ce5" style:family="table-cell" style:parent-style-name="Default">
      <style:table-cell-properties fo:border="0.74pt solid #000000"/>
      <style:map style:condition="cell-content()&gt;&quot;aprovado&quot;" style:apply-style-name="Sem_20_título2" style:base-cell-address="Planilha1.E2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aluno</text:p>
          </table:table-cell>
          <table:table-cell table:style-name="ce1" office:value-type="string" calcext:value-type="string">
            <text:p>parcial</text:p>
          </table:table-cell>
          <table:table-cell table:style-name="ce1" office:value-type="string" calcext:value-type="string">
            <text:p>bimestral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situaçao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av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([.B2]+[.C2])/2" office:value-type="float" office:value="5" calcext:value-type="float">
            <text:p>5</text:p>
          </table:table-cell>
          <table:table-cell table:style-name="ce4" table:formula="of:=IF([.D2]&gt;6; &quot;aprovado&quot;; &quot;reprovado&quot;)" office:value-type="string" office:string-value="reprovado" calcext:value-type="string">
            <text:p>reprovado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iog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3" table:formula="of:=([.B3]+[.C3])/2" office:value-type="float" office:value="7.5" calcext:value-type="float">
            <text:p>7,5</text:p>
          </table:table-cell>
          <table:table-cell table:style-name="ce5" table:formula="of:=IF([.D3]&gt;6; &quot;aprovado&quot;; &quot;reprovado&quot;)" office:value-type="string" office:string-value="aprovado" calcext:value-type="string">
            <text:p>aprovado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ere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([.B4]+[.C4])/2" office:value-type="float" office:value="4.5" calcext:value-type="float">
            <text:p>4,5</text:p>
          </table:table-cell>
          <table:table-cell table:style-name="ce4" table:formula="of:=IF([.D4]&gt;6; &quot;aprovado&quot;; &quot;reprovado&quot;)" office:value-type="string" office:string-value="reprovado" calcext:value-type="string">
            <text:p>reprovado</text:p>
          </table:table-cell>
          <table:table-cell table:number-columns-repeated="11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formula="of:=([.I14]+[.J24]+[.L27]+[.P22]+[.M11])" office:value-type="float" office:value="241" calcext:value-type="float">
            <text:p>24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number-columns-repeated="4"/>
        </table:table-row>
        <calcext:conditional-formats>
          <calcext:conditional-format calcext:target-range-address="Planilha1.E2:Planilha1.E4">
            <calcext:condition calcext:apply-style-name="Sem título2" calcext:value="&gt;&quot;aprovado&quot;" calcext:base-cell-address="Planilha1.E2"/>
          </calcext:conditional-format>
          <calcext:conditional-format calcext:target-range-address="Planilha1.E3:Planilha1.E3">
            <calcext:condition calcext:apply-style-name="Sem título3" calcext:value="&lt;&quot;reprovado&quot;" calcext:base-cell-address="Planilha1.E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título1" style:display-name="Sem título1" style:family="table-cell" style:parent-style-name="Default">
      <style:table-cell-properties fo:background-color="#81d41a"/>
    </style:style>
    <style:style style:name="Sem_20_título2" style:display-name="Sem título2" style:family="table-cell" style:parent-style-name="Default">
      <style:table-cell-properties fo:background-color="#00a933"/>
    </style:style>
    <style:style style:name="Sem_20_título3" style:display-name="Sem título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9T07:40:42.838000000</meta:creation-date>
    <dc:date>2023-06-19T07:49:43.299000000</dc:date>
    <meta:editing-duration>PT9M</meta:editing-duration>
    <meta:editing-cycles>1</meta:editing-cycles>
    <meta:document-statistic meta:table-count="1" meta:cell-count="26" meta:object-count="0"/>
    <meta:generator>LibreOffice/7.3.4.2$Windows_X86_64 LibreOffice_project/728fec16bd5f605073805c3c9e7c4212a0120dc5</meta:generator>
  </office:meta>
</office:document-meta>
</file>